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313C1FF9A0B0667051.png" manifest:media-type="image/png"/>
  <manifest:file-entry manifest:full-path="Pictures/100002010000003E0000002B5451D1C547F1DE98.png" manifest:media-type="image/png"/>
  <manifest:file-entry manifest:full-path="Pictures/100002010000042F000007F62DB3209D52DC8CB3.png" manifest:media-type="image/png"/>
  <manifest:file-entry manifest:full-path="Pictures/100002010000001A000000180EFB31884BEEA1CA.png" manifest:media-type="image/png"/>
  <manifest:file-entry manifest:full-path="Pictures/100002010000001A00000018FE174E64B4E7AC27.png" manifest:media-type="image/png"/>
  <manifest:file-entry manifest:full-path="Pictures/100002010000031C0000031C70C1004D222E4350.png" manifest:media-type="image/png"/>
  <manifest:file-entry manifest:full-path="Pictures/100002010000031C000007F6B81F5412AB98CA28.png" manifest:media-type="image/png"/>
  <manifest:file-entry manifest:full-path="Pictures/100002010000001A000000188DB08EBF360D2E8E.png" manifest:media-type="image/png"/>
  <manifest:file-entry manifest:full-path="Pictures/100002010000042F000007F68EFCDFF3DFD32061.png" manifest:media-type="image/png"/>
  <manifest:file-entry manifest:full-path="Pictures/100002010000001D0000001E95976EE6B8766394.png" manifest:media-type="image/png"/>
  <manifest:file-entry manifest:full-path="Pictures/100002010000001A0000001B1B29F03EC11DDB12.png" manifest:media-type="image/png"/>
  <manifest:file-entry manifest:full-path="Pictures/100002010000006F0000002398149F86CAC85439.png" manifest:media-type="image/png"/>
  <manifest:file-entry manifest:full-path="Pictures/10000201000000180000001A24EB18EB1DF730E0.png" manifest:media-type="image/png"/>
  <manifest:file-entry manifest:full-path="Pictures/100002010000001C0000001CD6437782846FC627.png" manifest:media-type="image/png"/>
  <manifest:file-entry manifest:full-path="Pictures/100002010000001600000017B251BA0708E8B9DC.png" manifest:media-type="image/png"/>
  <manifest:file-entry manifest:full-path="Pictures/100002010000001A00000018A5037D8C9AC84383.png" manifest:media-type="image/png"/>
  <manifest:file-entry manifest:full-path="Pictures/10000201000000FC000000FAF3E4E46A8F7DCA02.png" manifest:media-type="image/png"/>
  <manifest:file-entry manifest:full-path="Pictures/100002010000031C000007F64A10464B0AB81AEA.png" manifest:media-type="image/png"/>
  <manifest:file-entry manifest:full-path="Pictures/100002010000031C0000031CF2AAB4B32C4479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2" style:family="graphic" style:parent-style-name="standard">
      <style:graphic-properties svg:stroke-color="#000000" draw:fill="solid" draw:fill-color="#ccff66" draw:textarea-horizontal-align="justify" draw:textarea-vertical-align="middle" draw:auto-grow-height="fals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02cm" fo:min-width="0.5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785cm"/>
    </style:style>
    <style:style style:name="gr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135cm"/>
    </style:style>
    <style:style style:name="gr10" style:family="graphic" style:parent-style-name="objectwithoutfill">
      <style:graphic-properties draw:marker-start="" draw:marker-end="Arrow" draw:fill="none" draw:textarea-vertical-align="middle"/>
    </style:style>
    <style:style style:name="gr11" style:family="graphic" style:parent-style-name="standard">
      <style:graphic-properties svg:stroke-color="#111111" draw:fill="none" draw:fill-color="#ffffff" draw:textarea-horizontal-align="justify" draw:textarea-vertical-align="middle" draw:auto-grow-height="false" fo:min-height="2.163cm" fo:min-width="1.405cm"/>
    </style:style>
    <style:style style:name="gr12" style:family="graphic" style:parent-style-name="standard">
      <style:graphic-properties svg:stroke-color="#111111" draw:fill="none" draw:fill-color="#ffffff" draw:textarea-horizontal-align="justify" draw:textarea-vertical-align="middle" draw:auto-grow-height="false" fo:min-height="2.163cm" fo:min-width="0.7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fill-color="#99ff66" draw:opacity="100%" draw:opacity-name="Transparency_20_1" draw:textarea-vertical-align="middle" draw:color-mode="standard" draw:luminance="7%" draw:contrast="24%" draw:gamma="100%" draw:red="0%" draw:green="0%" draw:blue="0%" fo:clip="rect(0cm, 0cm, 0cm, 0cm)" draw:image-opacity="7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ff66"/>
      <style:paragraph-properties fo:text-align="center"/>
      <style:text-properties fo:color="#000000"/>
    </style:style>
    <style:style style:name="P4" style:family="paragraph">
      <loext:graphic-properties draw:fill="solid" draw:fill-color="#ffff99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99ff66" draw:opacity="100%" draw:opacity-name="Transparency_20_1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587cm" svg:y1="8.512cm" svg:x2="9.095cm" svg:y2="8.512cm">
          <text:p/>
        </draw:line>
        <draw:custom-shape draw:style-name="gr2" draw:text-style-name="P3" draw:layer="layout" svg:width="1.651cm" svg:height="1.651cm" svg:x="7.623cm" svg:y="4.059cm">
          <text:p text:style-name="P2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0.686cm" svg:height="0.713cm" svg:x="6.836cm" svg:y="8.602cm">
          <draw:image xlink:href="Pictures/100002010000001A0000001B1B29F03EC11DDB12.png" xlink:type="simple" xlink:show="embed" xlink:actuate="onLoad">
            <text:p/>
          </draw:image>
        </draw:frame>
        <draw:frame draw:style-name="gr3" draw:text-style-name="P1" draw:layer="layout" svg:width="0.766cm" svg:height="0.792cm" svg:x="6.823cm" svg:y="7.537cm">
          <draw:image xlink:href="Pictures/100002010000001D0000001E95976EE6B8766394.png" xlink:type="simple" xlink:show="embed" xlink:actuate="onLoad">
            <text:p/>
          </draw:image>
        </draw:frame>
        <draw:frame draw:style-name="gr3" draw:text-style-name="P1" draw:layer="layout" svg:width="0.739cm" svg:height="0.739cm" svg:x="5.391cm" svg:y="5.699cm">
          <draw:image xlink:href="Pictures/100002010000001C0000001CD6437782846FC627.png" xlink:type="simple" xlink:show="embed" xlink:actuate="onLoad">
            <text:p/>
          </draw:image>
        </draw:frame>
        <draw:line draw:style-name="gr1" draw:text-style-name="P1" draw:layer="layout" svg:x1="6.753cm" svg:y1="4.902cm" svg:x2="7.623cm" svg:y2="4.902cm">
          <text:p/>
        </draw:line>
        <draw:line draw:style-name="gr1" draw:text-style-name="P1" draw:layer="layout" svg:x1="5.191cm" svg:y1="6.461cm" svg:x2="7.731cm" svg:y2="6.461cm">
          <text:p/>
        </draw:line>
        <draw:g>
          <draw:frame draw:style-name="gr3" draw:text-style-name="P1" draw:layer="layout" svg:width="0.635cm" svg:height="0.633cm" svg:x="10.337cm" svg:y="4.533cm">
            <draw:image xlink:href="Pictures/100002010000001A000000188DB08EBF360D2E8E.png" xlink:type="simple" xlink:show="embed" xlink:actuate="onLoad">
              <text:p/>
            </draw:image>
          </draw:frame>
          <draw:custom-shape draw:style-name="gr4" draw:text-style-name="P1" draw:layer="layout" svg:width="0.635cm" svg:height="0.635cm" svg:x="10.337cm" svg:y="4.5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0.635cm" svg:height="0.633cm" svg:x="10.337cm" svg:y="4.533cm">
            <draw:image xlink:href="Pictures/100002010000001A00000018A5037D8C9AC84383.png" xlink:type="simple" xlink:show="embed" xlink:actuate="onLoad">
              <text:p/>
            </draw:image>
          </draw:frame>
          <draw:custom-shape draw:style-name="gr4" draw:text-style-name="P1" draw:layer="layout" svg:width="0.635cm" svg:height="0.635cm" svg:x="10.337cm" svg:y="4.51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" draw:text-style-name="P1" draw:layer="layout" svg:width="0.581cm" svg:height="0.607cm" svg:x="7.764cm" svg:y="6.153cm">
            <draw:image xlink:href="Pictures/100002010000001600000017B251BA0708E8B9DC.png" xlink:type="simple" xlink:show="embed" xlink:actuate="onLoad">
              <text:p/>
            </draw:image>
          </draw:frame>
          <draw:custom-shape draw:style-name="gr4" draw:text-style-name="P1" draw:layer="layout" svg:width="0.635cm" svg:height="0.635cm" svg:x="7.747cm" svg:y="6.125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9.304cm" svg:y1="4.882cm" svg:x2="10.32cm" svg:y2="4.882cm">
          <text:p/>
        </draw:line>
        <draw:line draw:style-name="gr1" draw:text-style-name="P1" draw:layer="layout" svg:x1="10.652cm" svg:y1="6.461cm" svg:x2="8.393cm" svg:y2="6.446cm">
          <text:p/>
        </draw:line>
        <draw:line draw:style-name="gr5" draw:text-style-name="P1" draw:layer="layout" svg:x1="10.648cm" svg:y1="5.152cm" svg:x2="10.652cm" svg:y2="6.461cm">
          <text:p/>
        </draw:line>
        <draw:line draw:style-name="gr1" draw:text-style-name="P1" draw:layer="layout" svg:x1="11.649cm" svg:y1="4.869cm" svg:x2="11.014cm" svg:y2="4.869cm">
          <text:p/>
        </draw:line>
        <draw:line draw:style-name="gr1" draw:text-style-name="P1" draw:layer="layout" svg:x1="13.657cm" svg:y1="8.511cm" svg:x2="14.546cm" svg:y2="8.13cm">
          <text:p/>
        </draw:line>
        <draw:line draw:style-name="gr1" draw:text-style-name="P1" draw:layer="layout" svg:x1="13.658cm" svg:y1="8.505cm" svg:x2="14.546cm" svg:y2="9.019cm">
          <text:p/>
        </draw:line>
        <draw:custom-shape draw:style-name="gr6" draw:text-style-name="P4" draw:layer="layout" svg:width="1.084cm" svg:height="1.27cm" svg:x="9.108cm" svg:y="7.858cm">
          <text:p text:style-name="P2"><text:span text:style-name="T2">IFF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192cm" svg:y1="8.531cm" svg:x2="11.97cm" svg:y2="8.531cm">
          <text:p/>
        </draw:line>
        <draw:frame draw:style-name="gr7" draw:text-style-name="P5" draw:layer="layout" svg:width="1.285cm" svg:height="1.445cm" svg:x="14.347cm" svg:y="7.84cm">
          <draw:text-box>
            <text:p><text:span text:style-name="T3">Fake</text:span></text:p>
            <text:p><text:span text:style-name="T3"/></text:p>
            <text:p><text:span text:style-name="T3">True</text:span></text:p>
          </draw:text-box>
        </draw:frame>
        <draw:frame draw:style-name="gr3" draw:text-style-name="P1" draw:layer="layout" svg:width="1.585cm" svg:height="0.601cm" svg:x="11.388cm" svg:y="5.518cm">
          <draw:image xlink:href="Pictures/100002010000006F0000002398149F86CAC85439.png" xlink:type="simple" xlink:show="embed" xlink:actuate="onLoad">
            <text:p/>
          </draw:image>
        </draw:frame>
        <draw:custom-shape draw:style-name="gr2" draw:text-style-name="P3" draw:layer="layout" svg:width="1.651cm" svg:height="1.651cm" svg:x="11.995cm" svg:y="7.713cm">
          <text:p text:style-name="P2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016cm" svg:height="1.016cm" svg:x="7.57cm" svg:y="7.472cm">
          <draw:image xlink:href="Pictures/10000201000000FC000000FAF3E4E46A8F7DCA02.png" xlink:type="simple" xlink:show="embed" xlink:actuate="onLoad">
            <text:p/>
          </draw:image>
        </draw:frame>
        <draw:line draw:style-name="gr1" draw:text-style-name="P1" draw:layer="layout" svg:x1="8.052cm" svg:y1="6.794cm" svg:x2="8.052cm" svg:y2="7.429cm">
          <text:p/>
        </draw:line>
        <draw:frame draw:style-name="gr8" draw:text-style-name="P1" draw:layer="layout" svg:width="0.962cm" svg:height="0.962cm" svg:x="11.632cm" svg:y="4.429cm">
          <draw:image xlink:href="Pictures/100002010000031C000007F64A10464B0AB81AEA.png" xlink:type="simple" xlink:show="embed" xlink:actuate="onLoad">
            <text:p/>
          </draw:image>
        </draw:frame>
        <draw:frame draw:style-name="gr3" draw:text-style-name="P1" draw:layer="layout" svg:width="0.686cm" svg:height="0.713cm" svg:x="5.084cm" svg:y="9.612cm">
          <draw:image xlink:href="Pictures/100002010000001A0000001B1B29F03EC11DDB12.png" xlink:type="simple" xlink:show="embed" xlink:actuate="onLoad">
            <text:p/>
          </draw:image>
        </draw:frame>
        <draw:frame draw:style-name="gr3" draw:text-style-name="P1" draw:layer="layout" svg:width="1.016cm" svg:height="1.016cm" svg:x="4.962cm" svg:y="8.672cm">
          <draw:image xlink:href="Pictures/100002010000031C0000031CF2AAB4B32C4479B1.png" xlink:type="simple" xlink:show="embed" xlink:actuate="onLoad">
            <text:p/>
          </draw:image>
        </draw:frame>
        <draw:frame draw:style-name="gr3" draw:text-style-name="P1" draw:layer="layout" svg:width="1.016cm" svg:height="1.016cm" svg:x="4.397cm" svg:y="5.902cm">
          <draw:image xlink:href="Pictures/100002010000031C000007F6B81F5412AB98CA28.png" xlink:type="simple" xlink:show="embed" xlink:actuate="onLoad">
            <text:p/>
          </draw:image>
        </draw:frame>
        <draw:frame draw:style-name="gr3" draw:text-style-name="P1" draw:layer="layout" svg:width="1.016cm" svg:height="1.016cm" svg:x="3.675cm" svg:y="8.672cm">
          <draw:image xlink:href="Pictures/100002010000031C0000031C70C1004D222E4350.png" xlink:type="simple" xlink:show="embed" xlink:actuate="onLoad">
            <text:p/>
          </draw:image>
        </draw:frame>
        <draw:g>
          <draw:frame draw:style-name="gr3" draw:text-style-name="P1" draw:layer="layout" svg:width="0.635cm" svg:height="0.633cm" svg:x="4.539cm" svg:y="7.395cm">
            <draw:image xlink:href="Pictures/100002010000001A000000180EFB31884BEEA1CA.png" xlink:type="simple" xlink:show="embed" xlink:actuate="onLoad">
              <text:p/>
            </draw:image>
          </draw:frame>
          <draw:custom-shape draw:style-name="gr9" draw:text-style-name="P1" draw:layer="layout" svg:width="0.635cm" svg:height="0.635cm" svg:x="4.539cm" svg:y="7.3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0.635cm" svg:height="0.633cm" svg:x="4.539cm" svg:y="7.395cm">
            <draw:image xlink:href="Pictures/100002010000001A00000018FE174E64B4E7AC27.png" xlink:type="simple" xlink:show="embed" xlink:actuate="onLoad">
              <text:p/>
            </draw:image>
          </draw:frame>
          <draw:custom-shape draw:style-name="gr9" draw:text-style-name="P1" draw:layer="layout" svg:width="0.635cm" svg:height="0.635cm" svg:x="4.539cm" svg:y="7.378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4.2cm" svg:y1="8.672cm" svg:x2="4.835cm" svg:y2="8.037cm">
          <text:p/>
        </draw:line>
        <draw:line draw:style-name="gr1" draw:text-style-name="P1" draw:layer="layout" svg:x1="5.503cm" svg:y1="8.671cm" svg:x2="4.835cm" svg:y2="8.037cm">
          <text:p/>
        </draw:line>
        <draw:line draw:style-name="gr10" draw:text-style-name="P1" draw:layer="layout" svg:x1="4.886cm" svg:y1="7.384cm" svg:x2="4.886cm" svg:y2="6.84cm">
          <text:p/>
        </draw:line>
        <draw:frame draw:style-name="gr3" draw:text-style-name="P1" draw:layer="layout" svg:width="1.016cm" svg:height="1.016cm" svg:x="7.571cm" svg:y="8.562cm">
          <draw:image xlink:href="Pictures/100002010000031C0000031CF2AAB4B32C4479B1.png" xlink:type="simple" xlink:show="embed" xlink:actuate="onLoad">
            <text:p/>
          </draw:image>
        </draw:frame>
        <draw:frame draw:style-name="gr3" draw:text-style-name="P1" draw:layer="layout" svg:width="1.016cm" svg:height="1.016cm" svg:x="10.446cm" svg:y="8.566cm">
          <draw:image xlink:href="Pictures/100002010000042F000007F62DB3209D52DC8CB3.png" xlink:type="simple" xlink:show="embed" xlink:actuate="onLoad">
            <text:p/>
          </draw:image>
        </draw:frame>
        <draw:frame draw:style-name="gr3" draw:text-style-name="P1" draw:layer="layout" svg:width="1.016cm" svg:height="1.016cm" svg:x="10.446cm" svg:y="7.495cm">
          <draw:image xlink:href="Pictures/100002010000042F000007F68EFCDFF3DFD32061.png" xlink:type="simple" xlink:show="embed" xlink:actuate="onLoad">
            <text:p/>
          </draw:image>
        </draw:frame>
        <draw:frame draw:style-name="gr3" draw:text-style-name="P1" draw:layer="layout" svg:width="0.573cm" svg:height="0.562cm" svg:x="3.794cm" svg:y="9.685cm">
          <draw:image xlink:href="Pictures/1000020100000032000000313C1FF9A0B0667051.png" xlink:type="simple" xlink:show="embed" xlink:actuate="onLoad">
            <text:p/>
          </draw:image>
        </draw:frame>
        <draw:custom-shape draw:style-name="gr11" draw:text-style-name="P6" draw:layer="layout" svg:width="1.905cm" svg:height="2.413cm" svg:x="6.715cm" svg:y="7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226cm" svg:height="2.413cm" svg:x="10.315cm" svg:y="7.35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.119cm" svg:height="0.645cm" svg:x="6.643cm" svg:y="9.746cm">
          <draw:text-box>
            <text:p text:style-name="P7"><text:span text:style-name="T3">Mini-batch</text:span></text:p>
          </draw:text-box>
        </draw:frame>
        <draw:line draw:style-name="gr10" draw:text-style-name="P1" draw:layer="layout" svg:x1="4.905cm" svg:y1="6.114cm" svg:x2="4.905cm" svg:y2="5.191cm">
          <text:p/>
        </draw:line>
        <draw:g>
          <draw:frame draw:style-name="gr3" draw:text-style-name="P1" draw:layer="layout" svg:width="0.581cm" svg:height="0.607cm" svg:x="4.604cm" svg:y="4.623cm">
            <draw:image xlink:href="Pictures/100002010000001600000017B251BA0708E8B9DC.png" xlink:type="simple" xlink:show="embed" xlink:actuate="onLoad">
              <text:p/>
            </draw:image>
          </draw:frame>
          <draw:custom-shape draw:style-name="gr9" draw:text-style-name="P1" draw:layer="layout" svg:width="0.635cm" svg:height="0.635cm" svg:x="4.587cm" svg:y="4.595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1" draw:layer="layout" svg:x1="5.191cm" svg:y1="4.902cm" svg:x2="6.026cm" svg:y2="4.902cm">
          <text:p/>
        </draw:line>
        <draw:frame draw:style-name="gr15" draw:text-style-name="P8" draw:layer="layout" svg:width="1.016cm" svg:height="1.016cm" svg:x="5.769cm" svg:y="4.429cm">
          <draw:image xlink:href="Pictures/100002010000031C000007F6B81F5412AB98CA28.png" xlink:type="simple" xlink:show="embed" xlink:actuate="onLoad">
            <text:p/>
          </draw:image>
        </draw:frame>
        <draw:frame draw:style-name="gr16" draw:text-style-name="P2" draw:layer="layout" svg:width="0.508cm" svg:height="0.55cm" svg:x="2.197cm" svg:y="4.641cm">
          <draw:image xlink:href="Pictures/10000201000000180000001A24EB18EB1DF730E0.png" xlink:type="simple" xlink:show="embed" xlink:actuate="onLoad">
            <text:p/>
          </draw:image>
        </draw:frame>
        <draw:line draw:style-name="gr1" draw:text-style-name="P1" draw:layer="layout" svg:x1="3.734cm" svg:y1="4.937cm" svg:x2="4.563cm" svg:y2="4.92cm">
          <text:p/>
        </draw:line>
        <draw:g>
          <draw:frame draw:style-name="gr3" draw:text-style-name="P1" draw:layer="layout" svg:width="0.635cm" svg:height="0.633cm" svg:x="3.137cm" svg:y="4.617cm">
            <draw:image xlink:href="Pictures/100002010000001A000000188DB08EBF360D2E8E.png" xlink:type="simple" xlink:show="embed" xlink:actuate="onLoad">
              <text:p/>
            </draw:image>
          </draw:frame>
          <draw:custom-shape draw:style-name="gr9" draw:text-style-name="P1" draw:layer="layout" svg:width="0.635cm" svg:height="0.635cm" svg:x="3.137cm" svg:y="4.61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0.635cm" svg:height="0.633cm" svg:x="3.137cm" svg:y="4.617cm">
            <draw:image xlink:href="Pictures/100002010000001A00000018A5037D8C9AC84383.png" xlink:type="simple" xlink:show="embed" xlink:actuate="onLoad">
              <text:p/>
            </draw:image>
          </draw:frame>
          <draw:custom-shape draw:style-name="gr9" draw:text-style-name="P1" draw:layer="layout" svg:width="0.635cm" svg:height="0.635cm" svg:x="3.137cm" svg:y="4.6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2.626cm" svg:y1="4.937cm" svg:x2="3.134cm" svg:y2="4.937cm">
          <text:p/>
        </draw:line>
        <draw:frame draw:style-name="gr16" draw:text-style-name="P2" draw:layer="layout" svg:width="0.75cm" svg:height="0.52cm" svg:x="5.911cm" svg:y="3.93cm">
          <draw:image xlink:href="Pictures/100002010000003E0000002B5451D1C547F1DE98.png" xlink:type="simple" xlink:show="embed" xlink:actuate="onLoad">
            <text:p/>
          </draw:image>
        </draw:frame>
        <draw:line draw:style-name="gr1" draw:text-style-name="P1" draw:layer="layout" svg:x1="5.953cm" svg:y1="9.161cm" svg:x2="6.731cm" svg:y2="9.161cm">
          <text:p/>
        </draw:line>
        <draw:line draw:style-name="gr1" draw:text-style-name="P1" draw:layer="layout" svg:x1="3.413cm" svg:y1="5.953cm" svg:x2="3.414cm" svg:y2="5.252cm">
          <text:p/>
        </draw:line>
        <draw:frame draw:style-name="gr3" draw:text-style-name="P1" draw:layer="layout" svg:width="1.458cm" svg:height="0.553cm" svg:x="2.636cm" svg:y="6.769cm">
          <draw:image xlink:href="Pictures/100002010000006F0000002398149F86CAC85439.png" xlink:type="simple" xlink:show="embed" xlink:actuate="onLoad">
            <text:p/>
          </draw:image>
        </draw:frame>
        <draw:frame draw:style-name="gr8" draw:text-style-name="P1" draw:layer="layout" svg:width="0.855cm" svg:height="0.855cm" svg:x="2.947cm" svg:y="5.887cm">
          <draw:image xlink:href="Pictures/100002010000031C000007F64A10464B0AB81A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0:47:00.479088555</meta:creation-date>
    <dc:date>2018-02-06T00:11:01.817095093</dc:date>
    <meta:editing-duration>PT1H48M42S</meta:editing-duration>
    <meta:editing-cycles>38</meta:editing-cycles>
    <meta:generator>LibreOffice/5.1.6.2$Linux_X86_64 LibreOffice_project/10m0$Build-2</meta:generator>
    <meta:document-statistic meta:object-count="67"/>
  </office:meta>
</office:document-meta>
</file>